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7f4" officeooo:paragraph-rsid="0011b7f4"/>
    </style:style>
    <style:style style:name="P2" style:family="paragraph" style:parent-style-name="Standard">
      <style:text-properties officeooo:rsid="0012bac4" officeooo:paragraph-rsid="0012bac4"/>
    </style:style>
    <style:style style:name="P3" style:family="paragraph" style:parent-style-name="Standard">
      <style:text-properties officeooo:paragraph-rsid="0011b7f4"/>
    </style:style>
    <style:style style:name="T1" style:family="text">
      <style:text-properties officeooo:rsid="0011b7f4"/>
    </style:style>
    <style:style style:name="T2" style:family="text">
      <style:text-properties officeooo:rsid="0012b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Техническое задание на разработку </text:span><text:span text:style-name="T2">прокси-сервера ретрансляции событий видеоаналитики в протокол JT808</text:span></text:p>
      <text:p text:style-name="P1"/>
      <text:p text:style-name="P1">Технические требования</text:p>
      <text:p text:style-name="P1">1. Стек должен быть реализован под операционную систему Linux Ubuntu 20.04.</text:p>
      <text:p text:style-name="P1">2. Код должен быть написан на языке С++ или Cи.</text:p>
      <text:p text:style-name="P1">3. Все входные данные должны <text:span text:style-name="T2">быть получены запросами по web-socket.</text:span></text:p>
      <text:p text:style-name="P2">4. Все типы сообщений входных данных по событиям видеоаналитики представлены в формате json и описаны приложении 1.</text:p>
      <text:p text:style-name="P2">5. Выходные данные всех событий видеоаналитики и видеофайлов к ним должны быть совместимы с протоколом JT808.</text:p>
      <text:p text:style-name="P2">6. В случае необходимости, нужно реализовать поддержку процедур регистрации аналитики и источника аналитики для обеспечения работы протокола JT808.</text:p>
      <text:p text:style-name="P2">7. Разработчик должен предоставить исходные коды приложения и инструкцию по их сборке и эксплуатации при завершении работ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8T14:58:10.301622857</meta:creation-date>
    <dc:date>2025-03-28T15:18:35.428699922</dc:date>
    <meta:editing-duration>PT5S</meta:editing-duration>
    <meta:editing-cycles>1</meta:editing-cycles>
    <meta:document-statistic meta:table-count="0" meta:image-count="0" meta:object-count="0" meta:page-count="1" meta:paragraph-count="9" meta:word-count="112" meta:character-count="806" meta:non-whitespace-character-count="703"/>
    <meta:generator>LibreOffice/6.4.7.2$Linux_X86_64 LibreOffice_project/40$Build-2</meta:generator>
  </office:meta>
</office:document-meta>
</file>